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3">
      <style:text-properties style:font-name="Liberation Serif" fo:font-size="14pt" officeooo:rsid="001da6cb" officeooo:paragraph-rsid="001da6cb" style:font-size-asian="14pt" style:font-size-complex="14pt"/>
    </style:style>
    <style:style style:name="P2" style:family="paragraph" style:parent-style-name="Standard">
      <style:text-properties style:font-name="Liberation Serif" officeooo:rsid="001da6cb" officeooo:paragraph-rsid="001da6cb"/>
    </style:style>
    <style:style style:name="P3" style:family="paragraph" style:parent-style-name="Standard">
      <style:text-properties style:font-name="Liberation Serif" fo:font-size="14pt" officeooo:rsid="001da6cb" officeooo:paragraph-rsid="001da6cb" style:font-size-asian="14pt" style:font-size-complex="14pt"/>
    </style:style>
    <style:style style:name="P4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5" style:family="paragraph" style:parent-style-name="Text_20_body">
      <style:text-properties style:font-name="Liberation Serif" fo:font-size="14pt" fo:language="pt" fo:country="BR" style:font-size-asian="14pt" style:font-size-complex="14pt"/>
    </style:style>
    <style:style style:name="P6" style:family="paragraph" style:parent-style-name="Text_20_body">
      <style:text-properties style:font-name="Liberation Serif" fo:font-size="14pt" fo:language="pt" fo:country="BR" officeooo:rsid="001e14be" officeooo:paragraph-rsid="001e14be" style:font-size-asian="14pt" style:font-size-complex="14pt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e14be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fo:language="pt" fo:country="BR"/>
    </style:style>
    <style:style style:name="T5" style:family="text">
      <style:text-properties style:font-name="sans-serif" fo:font-size="13.5pt"/>
    </style:style>
    <style:style style:name="T6" style:family="text">
      <style:text-properties fo:font-size="15pt"/>
    </style:style>
    <style:style style:name="T7" style:family="text">
      <style:text-properties fo:font-size="15pt" officeooo:rsid="001e14be"/>
    </style:style>
    <style:style style:name="T8" style:family="text">
      <style:text-properties officeooo:rsid="001e14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ropostas</text:span> de <text:span text:style-name="T1">Segurança</text:span> <text:span text:style-name="T1">Publica</text:span> Lula 2023-2026</text:p>
      <text:p text:style-name="P3"/>
      <text:h text:style-name="P1" text:outline-level="3"><text:span text:style-name="T1">Segurança</text:span> <text:span text:style-name="T1">pública</text:span><text:span text:style-name="T2">(Resumo)</text:span></text:h>
      <text:p text:style-name="P5">Caso eleito, Lula pretende colocar em prática uma nova política sobre as drogas no país, focada na redução de riscos, na prevenção, tratamento e assistência ao usuário. Ao mesmo tempo, o plano de governo aposta na desarticulação das organizações criminosas por meio do fortalecimento da investigação e da inteligência.</text:p>
      <text:p text:style-name="P5">O ex-presidente pretende promover uma política de segurança pública coordenada e integrada nacionalmente. Seu plano cita a aprimoração do Sistema Único de Segurança Pública e reformas para ampliar a eficiência e modernizar o sistema de segurança.</text:p>
      <text:p text:style-name="P5"/>
      <text:p text:style-name="P6">Segurança Pública(Retirado da proposta do candidato) </text:p>
      <text:p text:style-name="P5">A segurança pública é um direito fundamental e sua conservação e promoção se dará por meio da implementação de políticas públicas interfederativas e <text:span text:style-name="T8">i</text:span>ntersetoriais pautadas pela valorização da vida e da integridade física, pela articulação entre prevenção e uso qualificado da ação policial, pela<text:line-break/>transparência e pela participação social. As políticas de segurança pública contemplarão ações de atenção às vítimas e priorizarão a prevenção, a investigação e o processamento de crimes e violências contra mulheres, juventude negra e população LGBTQIA+. É fundamental uma política<text:line-break/>coordenada e integrada nacionalmente para a redução de homicídios envolvendo investimento, tecnologia, enfrentamento do crime organizado e das milícias, além de políticas públicas específicas para as populações vulnerabilizadas pela criminalidade.</text:p>
      <text:p text:style-name="P5">O governo federal vai implementar e aprimorar o Sistema Único de Segurança Pública, modernizando estratégias, instrumentos e mecanismos de governança e gestão. Serão realizadas reformas para ampliar a eficiência do Sistema de Segurança por meio da modernização das instituições de segurança, das carreiras policiais, dos mecanismos de fiscalização e supervisão da<text:line-break/>atividade policial e do aprimoramento das suas relações com o Sistema de Justiça Criminal.</text:p>
      <text:p text:style-name="P5">A valorização do profissional de segurança pública será um princípio orientador de todas as políticas públicas da área. Serão implementados canais de escuta e diálogo com os profissionais, programas de atenção biopsicossocial, e ações de promoção e garantia do respeito das suas identidades e<text:line-break/>diversidades.</text:p>
      <text:p text:style-name="P4"><text:soft-page-break/>O país precisa de uma nova política sobre drogas, intersetorial e focada na redução de riscos, na prevenção, tratamento e assistência ao usuário. O atual modelo bélico de combate ao tráfico será substituído por estratégias de enfrentamento e desarticulação das organizações criminosas,<text:line-break/>baseadas em conhecimento e informação, com o fortalecimento da investigação e da inteligência.</text:p>
      <text:p text:style-name="P4"/>
      <text:p text:style-name="P4">A melhoria da qualificação técnica dos policiais será uma busca permanente a ser alcançada, dentre outras estratégias, pela reformulação dos processos de seleção, formação e capacitação continuada, pela atualização de doutrinas e pela padronização de procedimentos operacionais. Será aberto diálogo sobre a modernização das carreiras, a qualificação e a autonomia dos peritos, a<text:line-break/>padronização de escalas e jornadas de trabalho e outras estratégias de implementação das diretrizes nacionais de promoção e defesa dos direitos humanos dos policiais.</text:p>
      <text:p text:style-name="P2"/>
      <text:p text:style-name="P2"><text:span text:style-name="T1">Fontes</text:span>: </text:p>
      <text:p text:style-name="P2"/>
      <text:p text:style-name="P2"><text:a xlink:type="simple" xlink:href="https://www.cnnbrasil.com.br/politica/conheca-os-planos-de-governo-dos-candidatos-a-presidencia/" text:style-name="Internet_20_link" text:visited-style-name="Visited_20_Internet_20_Link">https://www.cnnbrasil.com.br/politica/conheca-os-planos-de-governo-dos-candidatos-a-presidencia/</text:a></text:p>
      <text:p text:style-name="P2">https://divulgacandcontas.tse.jus.br/divulga/#/candidato/2022/2040602022/BR/280001607829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3:03:48.850750848</meta:creation-date>
    <dc:date>2022-10-19T13:25:08.911701788</dc:date>
    <meta:editing-duration>PT8S</meta:editing-duration>
    <meta:editing-cycles>1</meta:editing-cycles>
    <meta:document-statistic meta:table-count="0" meta:image-count="0" meta:object-count="0" meta:page-count="2" meta:paragraph-count="13" meta:word-count="458" meta:character-count="3390" meta:non-whitespace-character-count="2943"/>
    <meta:generator>LibreOffice/7.3.6.2$Linux_X86_64 LibreOffice_project/30$Build-2</meta:generator>
  </office:meta>
</office:document-meta>
</file>